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roman" style:font-pitch="variable"/>
    <style:font-face style:name="SimSun" svg:font-family="SimSun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S Mincho1" svg:font-family="'MS Mincho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  <style:font-face style:name="SimSun1" svg:font-family="SimSun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cm" fo:margin-bottom="0.305cm" loext:contextual-spacing="false"/>
    </style:style>
    <style:style style:name="P2" style:family="paragraph" style:parent-style-name="Normal_20__28_Web_29_" style:master-page-name="Standard">
      <style:paragraph-properties fo:margin-top="0cm" fo:margin-bottom="0.305cm" loext:contextual-spacing="false" style:page-number="auto"/>
    </style:style>
    <style:style style:name="P3" style:family="paragraph" style:parent-style-name="Normal_20__28_Web_29_">
      <style:paragraph-properties fo:margin-top="0cm" fo:margin-bottom="0.305cm" loext:contextual-spacing="false"/>
      <style:text-properties fo:color="#000000"/>
    </style:style>
    <style:style style:name="P4" style:family="paragraph" style:parent-style-name="Normal_20__28_Web_29_">
      <style:paragraph-properties fo:margin-top="0cm" fo:margin-bottom="0.305cm" loext:contextual-spacing="false"/>
      <style:text-properties officeooo:paragraph-rsid="001bb46b"/>
    </style:style>
    <style:style style:name="T1" style:family="text">
      <style:text-properties fo:color="#000000"/>
    </style:style>
    <style:style style:name="T2" style:family="text">
      <style:text-properties fo:color="#000000" fo:background-color="#ffff00" loext:char-shading-value="0"/>
    </style:style>
    <style:style style:name="T3" style:family="text">
      <style:text-properties fo:color="#000000" fo:font-style="italic" style:font-style-asian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Device name: Pulse oximeter</text:span></text:p>
      <text:p text:style-name="P1"><text:span text:style-name="T1">Device label: See section </text:span><text:span text:style-name="T3">5.06- Device Labelling</text:span></text:p>
      <text:p text:style-name="P3">Risk classification: <text:s/>This device is to be classified as a Class II device according to the classification rules set out in Schedule 1 of the Medical Devices Regulations</text:p>
      <text:p text:style-name="P4"><text:span text:style-name="T1">Units of device required for testing: 10 total (5 at Victoria Hospital, 5 at University Hospital)</text:span><text:span text:style-name="T1"><office:annotation><dc:creator>Emily Maria Stephenson</dc:creator><dc:date>2018-07-05T13:19:00</dc:date><loext:sender-initials>EMS</loext:sender-initials><text:p/><text:p>Tarek, please review this, I’m not sure how many devices we should request</text:p></office:annotation></text:span><text:span text:style-name="T1">.See </text:span><text:span text:style-name="T3">07.04-Name and Address of Institutions</text:span><text:span text:style-name="T1"> for more informa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roman" style:font-pitch="variable"/>
    <style:font-face style:name="SimSun" svg:font-family="SimSun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S Mincho1" svg:font-family="'MS Mincho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  <style:font-face style:name="SimSun1" svg:font-family="SimSun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en" fo:country="US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language="en" fo:country="C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499cm" loext:contextual-spacing="false" fo:orphans="0" fo:widows="0"/>
      <style:text-properties style:font-name="Liberation Serif" fo:font-family="'Liberation Serif'" style:font-family-generic="roman" style:font-pitch="variable" style:font-name-asian="Noto Sans CJK SC Regular" style:font-family-asian="'Noto Sans CJK SC Regular'" style:font-family-generic-asian="system" style:font-pitch-asian="variable" style:language-asian="zh" style:country-asian="CN" style:font-name-complex="FreeSans" style:font-family-complex="FreeSans" style:font-family-generic-complex="system" style:font-pitch-complex="variable" style:language-complex="hi" style:country-complex="IN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247cm" fo:margin-bottom="0.212cm" loext:contextual-spacing="false" fo:orphans="0" fo:widows="0" fo:keep-with-next="always"/>
      <style:text-properties fo:color="#00000a"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language-asian="zh" style:country-asian="CN" style:font-weight-asian="bold" style:font-name-complex="FreeSans" style:font-family-complex="FreeSans" style:font-family-generic-complex="system" style:font-pitch-complex="variable" style:font-size-complex="14pt" style:language-complex="hi" style:country-complex="IN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language="en" fo:country="US" style:font-name-complex="Times New Roman1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Revision" style:family="paragraph" style:default-outline-level="">
      <style:paragraph-properties fo:text-align="start" style:justify-single-word="false" fo:orphans="2" fo:widows="2" style:writing-mode="lr-tb"/>
      <style:text-properties fo:language="en" fo:country="CA"/>
    </style:style>
    <style:style style:name="Table_20_Contents" style:display-name="Table Contents" style:family="paragraph" style:parent-style-name="Text_20_body" style:default-outline-level="" style:class="extra"/>
    <style:style style:name="Standard_20__28_user_29_" style:display-name="Standard (user)" style:family="paragraph" style:default-outline-level="">
      <style:paragraph-properties fo:margin-left="0cm" fo:margin-right="-1.27cm" fo:text-align="start" style:justify-single-word="false" fo:orphans="2" fo:widows="2" fo:hyphenation-ladder-count="no-limit" fo:text-indent="0cm" style:auto-text-indent="false" style:vertical-align="baseline" style:writing-mode="lr-tb"/>
      <style:text-properties style:font-name="Arial" fo:font-family="Arial" style:font-family-generic="roman" style:font-pitch="variable" style:letter-kerning="tru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paragraph-properties fo:margin-left="0cm" fo:margin-right="0cm" fo:margin-top="0cm" fo:margin-bottom="0.423cm" loext:contextual-spacing="false" fo:text-indent="0cm" style:auto-text-indent="false"/>
      <style:text-properties style:font-name="Times New Roman" fo:font-family="'Times New Roman'" style:font-family-generic="roman" style:font-pitch="variable" fo:font-size="10pt" fo:language="en" fo:country="CA" style:font-size-asian="10pt" style:language-asian="zh" style:country-asian="CN"/>
    </style:style>
    <style:style style:name="caption" style:family="paragraph" style:parent-style-name="Standard_20__28_user_29_" style:next-style-name="Standard_20__28_user_29_" style:default-outline-level="">
      <style:paragraph-properties fo:margin-left="1.118cm" fo:margin-right="0cm" fo:margin-top="0.423cm" fo:margin-bottom="0cm" loext:contextual-spacing="false" fo:text-indent="0cm" style:auto-text-indent="false"/>
      <style:text-properties style:font-name="Times New Roman" fo:font-family="'Times New Roman'" style:font-family-generic="roman" style:font-pitch="variable" fo:font-size="10pt" fo:language="en" fo:country="CA" fo:font-weight="bold" style:font-size-asian="10pt" style:language-asian="zh" style:country-asian="CN" style:font-weight-asian="bold" style:font-weight-complex="bold"/>
    </style:style>
    <style:style style:name="Bibliography" style:family="paragraph" style:parent-style-name="Standard" style:next-style-name="Standard" style:default-outline-level="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er_20_Char" style:display-name="Header Char" style:family="text" style:parent-style-name="Default_20_Paragraph_20_Font">
      <style:text-properties fo:language="en" fo:country="CA"/>
    </style:style>
    <style:style style:name="Footer_20_Char" style:display-name="Footer Char" style:family="text" style:parent-style-name="Default_20_Paragraph_20_Font">
      <style:text-properties fo:language="en" fo:country="CA"/>
    </style:style>
    <style:style style:name="annotation_20_reference" style:display-name="annotation reference" style:family="text" style:parent-style-name="Default_20_Paragraph_20_Font">
      <style:text-properties fo:font-size="9pt" style:font-size-asian="9pt" style:font-size-complex="9pt"/>
    </style:style>
    <style:style style:name="Comment_20_Text_20_Char" style:display-name="Comment Text Char" style:family="text" style:parent-style-name="Default_20_Paragraph_20_Font">
      <style:text-properties fo:language="en" fo:country="CA"/>
    </style:style>
    <style:style style:name="Comment_20_Subject_20_Char" style:display-name="Comment Subject Char" style:family="text" style:parent-style-name="Comment_20_Text_20_Char">
      <style:text-properties fo:font-size="10pt" fo:language="en" fo:country="CA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Times New Roman" fo:font-family="'Times New Roman'" style:font-family-generic="roman" style:font-pitch="variable" fo:font-size="9pt" fo:language="en" fo:country="CA" style:font-size-asian="9pt" style:font-name-complex="Times New Roman1" style:font-family-complex="'Times New Roman'" style:font-family-generic-complex="system" style:font-pitch-complex="variable" style:font-size-complex="9pt"/>
    </style:style>
    <style:style style:name="Heading_20_3_20_Char" style:display-name="Heading 3 Char" style:family="text" style:parent-style-name="Default_20_Paragraph_20_Font">
      <style:text-properties fo:color="#00000a" style:font-name="Liberation Serif" fo:font-family="'Liberation Serif'" style:font-family-generic="roman" style:font-pitch="variable" fo:font-size="14pt" fo:language="en" fo:country="CA" fo:font-weight="bold" style:font-name-asian="Noto Sans CJK SC Regular" style:font-family-asian="'Noto Sans CJK SC Regular'" style:font-family-generic-asian="system" style:font-pitch-asian="variable" style:font-size-asian="14pt" style:language-asian="zh" style:country-asian="CN" style:font-weight-asian="bold" style:font-name-complex="FreeSans" style:font-family-complex="FreeSans" style:font-family-generic-complex="system" style:font-pitch-complex="variable" style:font-size-complex="14pt" style:language-complex="hi" style:country-complex="IN" style:font-weight-complex="bold"/>
    </style:style>
    <style:style style:name="Body_20_Text_20_Char" style:display-name="Body Text Char" style:family="text" style:parent-style-name="Default_20_Paragraph_20_Font">
      <style:text-properties style:font-name="Liberation Serif" fo:font-family="'Liberation Serif'" style:font-family-generic="roman" style:font-pitch="variable" fo:language="en" fo:country="CA" style:font-name-asian="Noto Sans CJK SC Regular" style:font-family-asian="'Noto Sans CJK SC Regular'" style:font-family-generic-asian="system" style:font-pitch-asian="variable" style:language-asian="zh" style:country-asian="CN" style:font-name-complex="FreeSans" style:font-family-complex="FreeSans" style:font-family-generic-complex="system" style:font-pitch-complex="variable" style:language-complex="hi" style:country-complex="IN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ody_20_Text_20_Char1" style:display-name="Body Text Char1" style:family="text" style:parent-style-name="Default_20_Paragraph_20_Font">
      <style:text-properties fo:language="en" fo:country="CA"/>
    </style:style>
    <style:style style:name="Heading_20_1_20_Char" style:display-name="Heading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fo:language="en" fo:country="CA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ListLabel_20_1" style:display-name="ListLabel 1" style:family="text">
      <style:text-properties style:font-name="Helvetica" fo:font-family="Helvetica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0pt" fo:font-style="normal" fo:font-weight="bold" style:font-size-asian="10pt" style:font-style-asian="normal" style:font-weight-asian="bold" style:font-weight-complex="bold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 fo:font-size="10pt" fo:font-style="normal" fo:font-weight="bold" style:font-size-asian="10pt" style:font-style-asian="normal" style:font-weight-asian="bold" style:font-weight-complex="bold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color="#7834bc" style:font-name="Helvetica" fo:font-family="Helvetica" style:font-family-generic="roman" style:font-pitch="variable"/>
    </style:style>
    <style:style style:name="ListLabel_20_34" style:display-name="ListLabel 34" style:family="text">
      <style:text-properties fo:color="#000000" style:font-name="Times New Roman" fo:font-family="'Times New Roman'" style:font-family-generic="roman" style:font-pitch="variable" fo:background-color="#ffffff"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3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4" text:style-name="ListLabel_20_2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6" text:style-name="ListLabel_20_29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charset="x-symbol"/>
      </text:list-level-style-bullet>
      <text:list-level-style-bullet text:level="7" text:style-name="ListLabel_20_30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9" text:style-name="ListLabel_20_32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Converted7" style:page-layout-name="Mpm2"/>
    <style:master-page style:name="Converted8" style:page-layout-name="Mpm2"/>
    <style:master-page style:name="Converted9" style:page-layout-name="Mpm2"/>
    <style:master-page style:name="Converted10" style:page-layout-name="Mpm2"/>
    <style:master-page style:name="Converted11" style:page-layout-name="Mpm2"/>
    <style:master-page style:name="Converted12" style:page-layout-name="Mpm2"/>
    <style:master-page style:name="Converted13" style:page-layout-name="Mpm2"/>
    <style:master-page style:name="Converted14" style:page-layout-name="Mpm2"/>
    <style:master-page style:name="Converted15" style:page-layout-name="Mpm2"/>
    <style:master-page style:name="Converted16" style:page-layout-name="Mpm2"/>
    <style:master-page style:name="Converted17" style:page-layout-name="Mpm2"/>
    <style:master-page style:name="Converted18" style:page-layout-name="Mpm2"/>
    <style:master-page style:name="Converted19" style:page-layout-name="Mpm2"/>
    <style:master-page style:name="Converted20" style:page-layout-name="Mpm2"/>
    <style:master-page style:name="Converted21" style:page-layout-name="Mpm2"/>
    <style:master-page style:name="Converted22" style:page-layout-name="Mpm2"/>
    <style:master-page style:name="Converted23" style:page-layout-name="Mpm2"/>
    <style:master-page style:name="Converted24" style:page-layout-name="Mpm2"/>
    <style:master-page style:name="Converted25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ily Maria Stephenson</meta:initial-creator>
    <meta:editing-cycles>19</meta:editing-cycles>
    <meta:creation-date>2018-07-04T17:45:00</meta:creation-date>
    <dc:date>2018-08-08T18:09:56.612523206</dc:date>
    <meta:editing-duration>PT2H15M41S</meta:editing-duration>
    <meta:generator>LibreOffice/6.0.5.2$MacOSX_X86_64 LibreOffice_project/54c8cbb85f300ac59db32fe8a675ff7683cd5a16</meta:generator>
    <meta:document-statistic meta:table-count="0" meta:image-count="0" meta:object-count="0" meta:page-count="1" meta:paragraph-count="4" meta:word-count="63" meta:character-count="406" meta:non-whitespace-character-count="34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